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style:font-name="Arial" fo:font-size="10pt" style:font-size-asian="10pt" style:font-size-complex="10pt"/>
    </style:style>
    <style:style style:name="P5" style:family="paragraph" style:parent-style-name="Standard" style:list-style-name="WW8Num119">
      <style:paragraph-properties fo:margin-top="0cm" fo:margin-bottom="0cm" fo:text-align="start" style:justify-single-word="false"/>
      <style:text-properties style:font-name="Arial" fo:font-size="10pt" style:font-size-asian="10pt" style:font-size-complex="10pt"/>
    </style:style>
    <style:style style:name="P6" style:family="paragraph" style:parent-style-name="Standard" style:list-style-name="WW8Num35">
      <style:paragraph-properties fo:margin-top="0cm" fo:margin-bottom="0cm" fo:text-align="start" style:justify-single-word="false"/>
      <style:text-properties style:font-name="Arial" fo:font-size="10pt" style:font-size-asian="10pt" style:font-size-complex="10pt"/>
    </style:style>
    <style:style style:name="P7" style:family="paragraph" style:parent-style-name="Standard" style:list-style-name="WW8Num110">
      <style:paragraph-properties fo:margin-top="0cm" fo:margin-bottom="0cm"/>
      <style:text-properties style:font-name="Arial" fo:font-size="10pt" style:font-size-asian="10pt" style:font-size-complex="10pt"/>
    </style:style>
    <style:style style:name="P8" style:family="paragraph" style:parent-style-name="Standard">
      <style:paragraph-properties fo:margin-top="0cm" fo:margin-bottom="0cm"/>
      <style:text-properties style:font-name="Arial" fo:font-size="10pt" style:font-size-asian="10pt" style:language-asian="none" style:country-asian="none" style:font-size-complex="10pt"/>
    </style:style>
    <style:style style:name="P9" style:family="paragraph" style:parent-style-name="Standard" style:list-style-name="WW8Num6">
      <style:paragraph-properties fo:margin-top="0cm" fo:margin-bottom="0cm" fo:text-align="start" style:justify-single-word="false"/>
      <style:text-properties style:font-name="Arial" fo:font-size="10pt" style:font-size-asian="10pt" style:language-asian="none" style:country-asian="none" style:font-size-complex="10pt"/>
    </style:style>
    <style:style style:name="P10" style:family="paragraph" style:parent-style-name="Standard">
      <style:paragraph-properties fo:margin-top="0cm" fo:margin-bottom="0cm"/>
      <style:text-properties style:font-name="Arial" fo:font-size="10pt" style:font-size-asian="10pt" style:font-name-complex="Arial" style:font-size-complex="10pt"/>
    </style:style>
    <style:style style:name="P11" style:family="paragraph" style:parent-style-name="Standard">
      <style:paragraph-properties fo:margin-top="0cm" fo:margin-bottom="0cm"/>
      <style:text-properties style:font-name="Arial" fo:font-size="10pt" fo:font-style="italic" fo:font-weight="bold" style:font-size-asian="10pt" style:font-style-asian="italic" style:font-weight-asian="bold" style:font-size-complex="10pt"/>
    </style:style>
    <style:style style:name="P12" style:family="paragraph" style:parent-style-name="Standard">
      <style:paragraph-properties fo:margin-top="0cm" fo:margin-bottom="0cm"/>
      <style:text-properties style:font-name="Arial" fo:font-size="10pt" fo:font-style="italic" style:font-size-asian="10pt" style:font-style-asian="italic" style:font-size-complex="10pt"/>
    </style:style>
    <style:style style:name="P13" style:family="paragraph" style:parent-style-name="Standard">
      <style:paragraph-properties fo:margin-top="0cm" fo:margin-bottom="0cm"/>
      <style:text-properties fo:color="#000080" style:font-name="Arial" fo:font-size="10pt" fo:font-weight="bold" style:font-size-asian="10pt" style:font-weight-asian="bold" style:font-size-complex="10pt"/>
    </style:style>
    <style:style style:name="P14" style:family="paragraph" style:parent-style-name="Standard">
      <style:paragraph-properties fo:margin-top="0cm" fo:margin-bottom="0cm"/>
      <style:text-properties fo:color="#000080" style:font-name="Arial" fo:font-size="10pt" fo:font-weight="bold" style:font-size-asian="10pt" style:language-asian="none" style:country-asian="none" style:font-weight-asian="bold" style:font-size-complex="10pt"/>
    </style:style>
    <style:style style:name="P15" style:family="paragraph" style:parent-style-name="Standard">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16" style:family="paragraph" style:parent-style-name="Heading_20_2">
      <style:paragraph-properties fo:margin-top="0cm" fo:margin-bottom="0cm"/>
      <style:text-properties style:font-name="Arial" fo:font-size="10pt" style:font-size-asian="10pt" style:font-size-complex="10pt"/>
    </style:style>
    <style:style style:name="P17" style:family="paragraph" style:parent-style-name="Heading_20_2">
      <style:paragraph-properties fo:margin-top="0cm" fo:margin-bottom="0cm" fo:break-before="page"/>
      <style:text-properties style:font-name="Arial" fo:font-size="10pt" style:font-size-asian="10pt" style:font-size-complex="10pt"/>
    </style:style>
    <style:style style:name="P18" style:family="paragraph" style:parent-style-name="Heading_20_1">
      <style:paragraph-properties fo:margin-top="0cm" fo:margin-bottom="0cm"/>
      <style:text-properties style:font-name="Arial" fo:font-size="10pt" style:font-size-asian="10pt" style:font-size-complex="10pt"/>
    </style:style>
    <style:style style:name="P19" style:family="paragraph" style:parent-style-name="Heading_20_3">
      <style:paragraph-properties fo:margin-top="0cm" fo:margin-bottom="0cm"/>
      <style:text-properties style:font-name="Arial" fo:font-size="10pt" style:font-size-asian="10pt" style:font-size-complex="10pt"/>
    </style:style>
    <style:style style:name="P20" style:family="paragraph" style:parent-style-name="Heading_20_4">
      <style:paragraph-properties fo:margin-top="0cm" fo:margin-bottom="0cm"/>
      <style:text-properties style:font-name="Arial" fo:font-size="10pt" style:font-size-asian="10pt" style:font-size-complex="10pt"/>
    </style:style>
    <style:style style:name="P21" style:family="paragraph" style:parent-style-name="Heading_20_4">
      <style:paragraph-properties fo:margin-top="0cm" fo:margin-bottom="0cm" fo:break-before="page"/>
      <style:text-properties style:font-name="Arial" fo:font-size="10pt" style:font-size-asian="10pt" style:font-size-complex="10pt"/>
    </style:style>
    <style:style style:name="P22" style:family="paragraph">
      <style:paragraph-properties fo:text-align="center" style:writing-mode="lr-tb"/>
      <style:text-properties fo:font-size="24pt"/>
    </style:style>
    <style:style style:name="P23" style:family="paragraph">
      <style:paragraph-properties fo:text-align="center" style:writing-mode="lr-tb"/>
    </style:style>
    <style:style style:name="P24" style:family="paragraph">
      <style:paragraph-properties fo:text-align="justify"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size="10pt"/>
    </style:style>
    <style:style style:name="T4" style:family="text">
      <style:text-properties fo:font-size="10pt" style:font-size-asian="10pt"/>
    </style:style>
    <style:style style:name="T5" style:family="text">
      <style:text-properties fo:color="#000080" fo:font-weight="bold" style:font-weight-asian="bold"/>
    </style:style>
    <style:style style:name="T6" style:family="text">
      <style:text-properties fo:language="none" fo:country="none" style:language-asian="none" style:country-asian="none"/>
    </style:style>
    <style:style style:name="T7" style:family="text">
      <style:text-properties style:font-name="Arial" style:font-name-complex="Arial"/>
    </style:style>
    <style:style style:name="T8" style:family="text">
      <style:text-properties style:font-name-complex="Arial"/>
    </style:style>
    <style:style style:name="T9" style:family="text">
      <style:text-properties style:language-asian="none" style:country-asian="none"/>
    </style:style>
    <style:style style:name="T10" style:family="text">
      <style:text-properties style:font-weight-asian="bold"/>
    </style:style>
    <style:style style:name="T11" style:family="text">
      <style:text-properties style:font-name="Arial"/>
    </style:style>
    <style:style style:name="T12" style:family="text">
      <style:text-properties style:font-size-asian="10pt"/>
    </style:style>
    <style:style style:name="T13" style:family="text">
      <style:text-properties style:font-size-complex="10pt"/>
    </style:style>
    <style:style style:name="T14" style:family="text">
      <style:text-properties style:use-window-font-color="true" style:font-name="Arial" fo:font-size="14pt" fo:language="de" fo:country="DE" style:font-name-asian="Times New Roman" style:font-size-asian="14pt" style:font-name-complex="Arial" style:font-size-complex="14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dash" draw:stroke-dash="Dash_20_3"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ototyping</text:h>
      <text:p text:style-name="P4"/>
      <text:h text:style-name="P16" text:outline-level="2">Grundlagen</text:h>
      <text:p text:style-name="P4"/>
      <text:p text:style-name="P11">Definition:</text:p>
      <text:p text:style-name="P12">Prototyping ist eine Methode zur Systementwicklung, ber der möglichst früh in einem Pilotprojekt eine erste vereinfachte Version (Prototyp) realisiert wird, um in wichtigen, aber auch offenen Bereichen (z.B. Anwenderschnittstellen, Datenstrukturen) Erfahrungen zu sammeln. Der Prototyp ist dabei bewusst als Wegwerfprodukt konzipiert, der später durch das definitive Produkt ersetzt wird.</text:p>
      <text:p text:style-name="P4"/>
      <text:p text:style-name="P4">In einem Anwendungsbereich, der mit größeren Unklarheiten behaftet ist, müssen vor der Realisierung Vorabklärungen getroffen werden.</text:p>
      <text:p text:style-name="P4">Dazu werden eigene, in ihrem Umfang und ihrer Funktionalität aber bewusst reduzierte Kleinprojekte formuliert, durchgezogen und ausgewertet, damit die viel aufwendigeren Arbeiten im eigentlichen Projekt so wenig nachträgliche Korrekturen wie möglich erfahren.</text:p>
      <text:p text:style-name="P4">Das Prototyping ist eine Methode zur Systementwicklung, bei der so früh wie möglich eine erste vereinfachte Version (Prototyp) der angestrebten Anwendung realisiert wird. Dieser Prototyp wird als Kommunikationsgegenstand für den Interessenausgleich zwischen Auftraggeber und Entwickler verwendet.</text:p>
      <text:p text:style-name="P4"/>
      <text:p text:style-name="P4">Ein großer Schwachpunkt konventioneller Phasenmodelle ist die fehlende oder ineffektive Einbeziehung des Anwenders in den Entwicklungsprozess. Entwicklungsdokumente sind zu sehr auf die Bedürfnisse der Systementwickler zugeschnitten und bieten keine geeignete Grundlage zur Kommunikation zwischen Entwickler und Anwender. Diese Kommunikation wäre aber gerade in neuen Anwendungsgebieten stark von Vorteil. </text:p>
      <text:p text:style-name="P4">Die Folge sind unbrauchbare oder fehlerhafte Systeme, bzw. mangelnde Akzeptanz bei der Inbetriebnahme.</text:p>
      <text:p text:style-name="P4"/>
      <text:p text:style-name="P4">Es empfiehlt sich eine Anwenderbeteiligung in frühen Phasen – in denen Entwurfsentscheidungen zu treffen sind, die eine hohes Maß an Fachwissen im relevanten Anwendungsgebiet erfordern - um möglichst schnell über ein lauffähiges System verfügen zu können.</text:p>
      <text:p text:style-name="P4"/>
      <text:p text:style-name="P4">Die Methode der Bildung von Prototypen stammt ursprünglich aus der Fertigung: Bevor ein Produkt in Serie geht – zwischen Zeichenbrett und Massenfertigung – wird ein sogenannter Prototyp erstellt.</text:p>
      <text:p text:style-name="P4">Im Rahmen der Softwareerstellung wird unter einem Prototyp lauffähige Software verstanden.</text:p>
      <text:p text:style-name="P4">Mit Hilfe dieses Prototypen werden diverse Untersuchungen vorgenommen, um festzustellen, ob das umgesetzte Konzept den gestellten Anforderungen genügt.</text:p>
      <text:p text:style-name="P4"/>
      <text:p text:style-name="P4">Ein Prototyp ist also eine frühe, ausführbare Version eines Systems, die bereits die relevanten Merkmale des späteren Produktes aufweist.</text:p>
      <text:p text:style-name="P4">Prototypen sind von Modellen zu unterscheiden, da ein Modell die Leistungsfähigkeit eines Produktes nur abbildet, nicht aber enthält.</text:p>
      <text:p text:style-name="P4"/>
      <text:p text:style-name="P4">Mit Prototyping wird eine Folge von – meist mehrfach – auszuführenden Arbeitsschritten verstanden, die die Entwicklung, Überprüfung und Bewertung von Prototypen zum Ziel haben. </text:p>
      <text:p text:style-name="P4"/>
      <text:p text:style-name="P4">Von entscheidender Bedeutung für effizientes Prototyping ist die Verfügbarkeit von Werkzeugen die eine schnelle Entwicklung und Überprüfung ermöglichen. In diesem Zusammenhang wird oft von <text:span text:style-name="T2">Rapid Prototyping </text:span>gesprochen.</text:p>
      <text:p text:style-name="P4"/>
      <text:p text:style-name="P4"><text:span text:style-name="T2">Vorteile des Prototypings:</text:span></text:p>
      <text:list xml:id="list42650574" text:style-name="WW8Num119">
        <text:list-item>
          <text:p text:style-name="P5">Die Anforderungen lassen sich besser abklären, da der Prototyp die Kommunikation zwischen Entwicklern und Anwendern erleichtert.<text:line-break/></text:p>
        </text:list-item>
        <text:list-item>
          <text:p text:style-name="P5">Die Prototyping-Methode ermöglicht ein experimentelles Vergleichen verschiedener Varianten. (Algorithmen, Anwenderschnittstellen, ..)<text:line-break/></text:p>
        </text:list-item>
        <text:list-item>
          <text:p text:style-name="P5">Die Technik ermöglicht eine schrittweise Entwicklung des Systems</text:p>
        </text:list-item>
      </text:list>
      <text:p text:style-name="P4"/>
      <text:h text:style-name="P16" text:outline-level="2"/>
      <text:h text:style-name="P17" text:outline-level="2">Prototyping Zyklus</text:h>
      <text:p text:style-name="P4">Charakteristisch für das Prototyping ist die zyklische Anordnung der einzelnen Arbeitsschritte. Unabhängig vom konkreten Prototyping Ansatz lassen sich vier Arbeitsschritte identifizieren:</text:p>
      <text:list xml:id="list42649227" text:style-name="WW8Num35">
        <text:list-item>
          <text:p text:style-name="P6">Zielanalyse<text:line-break/></text:p>
        </text:list-item>
        <text:list-item>
          <text:p text:style-name="P6">Funktionsauswahl<text:line-break/></text:p>
        </text:list-item>
        <text:list-item>
          <text:p text:style-name="P6">Prototypentwicklung<text:line-break/></text:p>
        </text:list-item>
        <text:list-item>
          <text:p text:style-name="P6">Prototypauswertung</text:p>
        </text:list-item>
      </text:list>
      <text:p text:style-name="P4"/>
      <text:p text:style-name="P4"/>
      <text:p text:style-name="P4"/>
      <text:p text:style-name="P4"/>
      <text:p text:style-name="P8"><draw:frame draw:style-name="fr1" draw:name="Rahmen5" text:anchor-type="char" svg:x="-0.33cm" svg:y="3.163cm" svg:width="5.422cm" svg:height="1.295cm" draw:z-index="1"><draw:text-box><text:p text:style-name="P2">Zielanalyse</text:p></draw:text-box></draw:frame><draw:frame draw:style-name="fr1" draw:name="Rahmen3" text:anchor-type="char" svg:x="5.068cm" svg:y="-0.33cm" svg:width="5.422cm" svg:height="1.295cm" draw:z-index="2"><draw:text-box><text:p text:style-name="P2">Funktionsauswahl</text:p></draw:text-box></draw:frame><draw:frame draw:style-name="fr1" draw:name="Rahmen4" text:anchor-type="char" svg:x="10.783cm" svg:y="3.163cm" svg:width="5.422cm" svg:height="1.295cm" draw:z-index="3"><draw:text-box><text:p text:style-name="P2">Prototypentwicklung</text:p></draw:text-box></draw:frame><draw:frame draw:style-name="fr1" draw:name="Rahmen2" text:anchor-type="char" svg:x="5.385cm" svg:y="6.655cm" svg:width="5.422cm" svg:height="1.295cm" draw:z-index="4"><draw:text-box><text:p text:style-name="P2">Prototypauswertung</text:p></draw:text-box></draw:frame><draw:line text:anchor-type="char" draw:z-index="65" draw:style-name="gr5" draw:text-style-name="P22" svg:x1="7.938cm" svg:y1="7.938cm" svg:x2="7.938cm" svg:y2="8.891cm"><text:p/></draw:line><draw:g text:anchor-type="as-char" svg:y="0cm" draw:z-index="0" draw:style-name="gr1"><draw:rect draw:style-name="gr2" draw:text-style-name="P22" svg:width="15.874cm" svg:height="9.524cm" svg:x="0cm" svg:y="0cm"><text:p/></draw:rect><draw:line draw:style-name="gr3" draw:text-style-name="P22" svg:x1="5.392cm" svg:y1="6.662cm" svg:x2="3.806cm" svg:y2="4.441cm"><text:p/></draw:line><draw:line draw:style-name="gr3" draw:text-style-name="P22" svg:x1="3.808cm" svg:y1="3.17cm" svg:x2="5.076cm" svg:y2="0.949cm"><text:p/></draw:line><draw:line draw:style-name="gr3" draw:text-style-name="P22" svg:x1="10.476cm" svg:y1="0.951cm" svg:x2="11.744cm" svg:y2="3.172cm"><text:p/></draw:line><draw:line draw:style-name="gr3" draw:text-style-name="P22" svg:x1="11.742cm" svg:y1="4.443cm" svg:x2="10.791cm" svg:y2="6.664cm"><text:p/></draw:line></draw:g></text:p>
      <text:p text:style-name="P4"/>
      <text:h text:style-name="P19" text:outline-level="3">Zielanalyse</text:h>
      <text:p text:style-name="P4">In der Zielanalyse legen die Projektbeteiligten gemeinsam die Ziele fest, die im nächsten Prototyping Zyklus erreicht werden sollen. Im einzelnen wird bestimmt, welche Aspekte und Arbeitsabläufe im Prototyp abgebildet werden sollen und welcher Lerneffekt aus seiner Entwicklung und Anwendung erwartet wird.<text:line-break/>Es empfiehlt sich, die Ergebnisse der Zielanalyse zu dokumentieren, um nach Ablauf des Zyklus die Zielerfüllung überprüfen zu können.<text:span text:style-name="T5"><text:line-break/></text:span></text:p>
      <text:h text:style-name="P19" text:outline-level="3">Funktionsauswahl</text:h>
      <text:p text:style-name="P3">Um das Prototyping effizient zu gestalten, sollten im Prototyp nur jene Funktionen berücksichtigt werden, die für das Erreichen der vorgegebenen Ziele relevant sind.<text:line-break/>In diesem Zusammenhang wird zwischen 3 Möglichkeiten unterschieden:</text:p>
      <text:list xml:id="list42669111" text:style-name="WW8Num110">
        <text:list-item>
          <text:p text:style-name="P7">Vertikales Prototyping</text:p>
        </text:list-item>
        <text:list-item>
          <text:p text:style-name="P7">Horizontales Prototyping</text:p>
        </text:list-item>
        <text:list-item>
          <text:p text:style-name="P7">Diagonales Prototyping</text:p>
        </text:list-item>
      </text:list>
      <text:p text:style-name="P13"/>
      <text:h text:style-name="P20" text:outline-level="4"/>
      <text:h text:style-name="P21" text:outline-level="4">Vertikales Prototyping</text:h>
      <text:p text:style-name="P4">Beim vertikalen Prototyping werden einige Funktionen des Systems bereits weitgehend vollständig implementiert. Dies ist dann interessant, wenn im Zusammenhang mit diesen Funktionen bereits Detailfragen geklärt werden sollen (z.B. ob ein bestimmter Algorithmus überhaupt realisierbar ist).</text:p>
      <text:p text:style-name="P4"/>
      <text:p text:style-name="P4"/>
      <text:p text:style-name="P8"><draw:frame draw:style-name="fr1" draw:name="Rahmen21" text:anchor-type="char" svg:x="6.02cm" svg:y="0.635cm" svg:width="4.787cm" svg:height="0.977cm" draw:z-index="5"><draw:text-box><text:p text:style-name="P1">Funktion</text:p></draw:text-box></draw:frame><draw:frame draw:style-name="fr1" draw:name="Rahmen20" text:anchor-type="char" svg:x="1.575cm" svg:y="2.54cm" svg:width="1.93cm" svg:height="0.977cm" draw:z-index="6"><draw:text-box><text:p text:style-name="P1">F1</text:p></draw:text-box></draw:frame><draw:frame draw:style-name="fr1" draw:name="Rahmen19" text:anchor-type="char" svg:x="7.608cm" svg:y="2.54cm" svg:width="1.93cm" svg:height="0.977cm" draw:z-index="7"><draw:text-box><text:p text:style-name="P1">F2</text:p></draw:text-box></draw:frame><draw:frame draw:style-name="fr1" draw:name="Rahmen18" text:anchor-type="char" svg:x="13.323cm" svg:y="2.54cm" svg:width="1.93cm" svg:height="0.977cm" draw:z-index="8"><draw:text-box><text:p text:style-name="P1">F3</text:p></draw:text-box></draw:frame><draw:frame draw:style-name="fr1" draw:name="Rahmen17" text:anchor-type="char" svg:x="1.378cm" svg:y="3.81cm" svg:width="0.376cm" svg:height="1.189cm" draw:z-index="9"><draw:text-box><text:p text:style-name="Standard"/></draw:text-box></draw:frame><draw:frame draw:style-name="fr1" draw:name="Rahmen16" text:anchor-type="char" svg:x="2.013cm" svg:y="3.81cm" svg:width="0.376cm" svg:height="1.189cm" draw:z-index="10"><draw:text-box><text:p text:style-name="Standard"/></draw:text-box></draw:frame><draw:frame draw:style-name="fr1" draw:name="Rahmen15" text:anchor-type="char" svg:x="2.648cm" svg:y="3.81cm" svg:width="0.376cm" svg:height="1.189cm" draw:z-index="11"><draw:text-box><text:p text:style-name="Standard"/></draw:text-box></draw:frame><draw:frame draw:style-name="fr1" draw:name="Rahmen14" text:anchor-type="char" svg:x="3.283cm" svg:y="3.81cm" svg:width="0.376cm" svg:height="1.189cm" draw:z-index="12"><draw:text-box><text:p text:style-name="Standard"/></draw:text-box></draw:frame><draw:frame draw:style-name="fr1" draw:name="Rahmen13" text:anchor-type="char" svg:x="7.488cm" svg:y="3.81cm" svg:width="0.376cm" svg:height="1.189cm" draw:z-index="13"><draw:text-box><text:p text:style-name="Standard"/></draw:text-box></draw:frame><draw:frame draw:style-name="fr1" draw:name="Rahmen12" text:anchor-type="char" svg:x="8.123cm" svg:y="3.81cm" svg:width="0.376cm" svg:height="1.189cm" draw:z-index="14"><draw:text-box><text:p text:style-name="Standard"/></draw:text-box></draw:frame><draw:frame draw:style-name="fr1" draw:name="Rahmen11" text:anchor-type="char" svg:x="8.758cm" svg:y="3.81cm" svg:width="0.376cm" svg:height="1.189cm" draw:z-index="15"><draw:text-box><text:p text:style-name="Standard"/></draw:text-box></draw:frame><draw:frame draw:style-name="fr1" draw:name="Rahmen10" text:anchor-type="char" svg:x="9.393cm" svg:y="3.81cm" svg:width="0.376cm" svg:height="1.189cm" draw:z-index="16"><draw:text-box><text:p text:style-name="Standard"/></draw:text-box></draw:frame><draw:frame draw:style-name="fr1" draw:name="Rahmen9" text:anchor-type="char" svg:x="13.215cm" svg:y="3.81cm" svg:width="0.376cm" svg:height="1.189cm" draw:z-index="17"><draw:text-box><text:p text:style-name="Standard"/></draw:text-box></draw:frame><draw:frame draw:style-name="fr1" draw:name="Rahmen8" text:anchor-type="char" svg:x="13.85cm" svg:y="3.81cm" svg:width="0.376cm" svg:height="1.189cm" draw:z-index="18"><draw:text-box><text:p text:style-name="Standard"/></draw:text-box></draw:frame><draw:frame draw:style-name="fr1" draw:name="Rahmen7" text:anchor-type="char" svg:x="14.485cm" svg:y="3.81cm" svg:width="0.376cm" svg:height="1.189cm" draw:z-index="19"><draw:text-box><text:p text:style-name="Standard"/></draw:text-box></draw:frame><draw:frame draw:style-name="fr1" draw:name="Rahmen6" text:anchor-type="char" svg:x="15.12cm" svg:y="3.81cm" svg:width="0.376cm" svg:height="1.189cm" draw:z-index="20"><draw:text-box><text:p text:style-name="Standard"/></draw:text-box></draw:frame><draw:line text:anchor-type="char" draw:z-index="21" draw:style-name="gr4" draw:text-style-name="P22" svg:x1="2.54cm" svg:y1="2.085cm" svg:x2="14.288cm" svg:y2="2.085cm"><text:p/></draw:line><draw:line text:anchor-type="char" draw:z-index="22" draw:style-name="gr4" draw:text-style-name="P22" svg:x1="8.573cm" svg:y1="1.6cm" svg:x2="8.573cm" svg:y2="2.553cm"><text:p/></draw:line><draw:line text:anchor-type="char" draw:z-index="23" draw:style-name="gr4" draw:text-style-name="P22" svg:x1="2.54cm" svg:y1="2.115cm" svg:x2="2.54cm" svg:y2="2.433cm"><text:p/></draw:line><draw:line text:anchor-type="char" draw:z-index="25" draw:style-name="gr5" draw:text-style-name="P22" svg:x1="5.08cm" svg:y1="0.012cm" svg:x2="5.08cm" svg:y2="5.092cm"><text:p/></draw:line></text:p>
      <text:p text:style-name="P4"><text:line-break/><text:line-break/></text:p>
      <text:p text:style-name="P4"><draw:line text:anchor-type="char" draw:z-index="24" draw:style-name="gr4" draw:text-style-name="P22" svg:x1="14.288cm" svg:y1="0.056cm" svg:x2="14.288cm" svg:y2="0.374cm"><text:p/></draw:line><text:line-break/></text:p>
      <text:p text:style-name="P4"/>
      <text:p text:style-name="P4"/>
      <text:p text:style-name="P4"/>
      <text:p text:style-name="P4"/>
      <text:p text:style-name="P4"/>
      <text:p text:style-name="P4"/>
      <text:p text:style-name="P4"/>
      <text:p text:style-name="P4"/>
      <text:p text:style-name="P4"/>
      <text:p text:style-name="P4"/>
      <text:p text:style-name="P4"/>
      <text:h text:style-name="P20" text:outline-level="4"><draw:frame draw:style-name="fr1" draw:name="Rahmen37" text:anchor-type="char" svg:x="6.02cm" svg:y="4.106cm" svg:width="4.787cm" svg:height="0.977cm" draw:z-index="26"><draw:text-box><text:p text:style-name="P1">Funktion</text:p></draw:text-box></draw:frame><draw:frame draw:style-name="fr1" draw:name="Rahmen36" text:anchor-type="char" svg:x="1.575cm" svg:y="6.011cm" svg:width="1.93cm" svg:height="0.977cm" draw:z-index="27"><draw:text-box><text:p text:style-name="P1">F1</text:p></draw:text-box></draw:frame><draw:frame draw:style-name="fr1" draw:name="Rahmen35" text:anchor-type="char" svg:x="7.608cm" svg:y="6.011cm" svg:width="1.93cm" svg:height="0.977cm" draw:z-index="28"><draw:text-box><text:p text:style-name="P1">F2</text:p></draw:text-box></draw:frame><draw:frame draw:style-name="fr1" draw:name="Rahmen34" text:anchor-type="char" svg:x="13.323cm" svg:y="6.011cm" svg:width="1.93cm" svg:height="0.977cm" draw:z-index="29"><draw:text-box><text:p text:style-name="P1">F3</text:p></draw:text-box></draw:frame><draw:frame draw:style-name="fr1" draw:name="Rahmen33" text:anchor-type="char" svg:x="1.378cm" svg:y="7.281cm" svg:width="0.376cm" svg:height="1.189cm" draw:z-index="30"><draw:text-box><text:p text:style-name="Standard"/></draw:text-box></draw:frame><draw:frame draw:style-name="fr1" draw:name="Rahmen32" text:anchor-type="char" svg:x="2.013cm" svg:y="7.281cm" svg:width="0.376cm" svg:height="1.189cm" draw:z-index="31"><draw:text-box><text:p text:style-name="Standard"/></draw:text-box></draw:frame><draw:frame draw:style-name="fr1" draw:name="Rahmen31" text:anchor-type="char" svg:x="2.648cm" svg:y="7.281cm" svg:width="0.376cm" svg:height="1.189cm" draw:z-index="32"><draw:text-box><text:p text:style-name="Standard"/></draw:text-box></draw:frame><draw:frame draw:style-name="fr1" draw:name="Rahmen30" text:anchor-type="char" svg:x="3.283cm" svg:y="7.281cm" svg:width="0.376cm" svg:height="1.189cm" draw:z-index="33"><draw:text-box><text:p text:style-name="Standard"/></draw:text-box></draw:frame><draw:frame draw:style-name="fr1" draw:name="Rahmen29" text:anchor-type="char" svg:x="7.488cm" svg:y="7.281cm" svg:width="0.376cm" svg:height="1.189cm" draw:z-index="34"><draw:text-box><text:p text:style-name="Standard"/></draw:text-box></draw:frame><draw:frame draw:style-name="fr1" draw:name="Rahmen28" text:anchor-type="char" svg:x="8.123cm" svg:y="7.281cm" svg:width="0.376cm" svg:height="1.189cm" draw:z-index="35"><draw:text-box><text:p text:style-name="Standard"/></draw:text-box></draw:frame><draw:frame draw:style-name="fr1" draw:name="Rahmen27" text:anchor-type="char" svg:x="8.758cm" svg:y="7.281cm" svg:width="0.376cm" svg:height="1.189cm" draw:z-index="36"><draw:text-box><text:p text:style-name="Standard"/></draw:text-box></draw:frame><draw:frame draw:style-name="fr1" draw:name="Rahmen26" text:anchor-type="char" svg:x="9.393cm" svg:y="7.281cm" svg:width="0.376cm" svg:height="1.189cm" draw:z-index="37"><draw:text-box><text:p text:style-name="Standard"/></draw:text-box></draw:frame><draw:frame draw:style-name="fr1" draw:name="Rahmen25" text:anchor-type="char" svg:x="13.215cm" svg:y="7.281cm" svg:width="0.376cm" svg:height="1.189cm" draw:z-index="38"><draw:text-box><text:p text:style-name="Standard"/></draw:text-box></draw:frame><draw:frame draw:style-name="fr1" draw:name="Rahmen24" text:anchor-type="char" svg:x="13.85cm" svg:y="7.281cm" svg:width="0.376cm" svg:height="1.189cm" draw:z-index="39"><draw:text-box><text:p text:style-name="Standard"/></draw:text-box></draw:frame><draw:frame draw:style-name="fr1" draw:name="Rahmen23" text:anchor-type="char" svg:x="14.485cm" svg:y="7.281cm" svg:width="0.376cm" svg:height="1.189cm" draw:z-index="40"><draw:text-box><text:p text:style-name="Standard"/></draw:text-box></draw:frame><draw:frame draw:style-name="fr1" draw:name="Rahmen22" text:anchor-type="char" svg:x="15.12cm" svg:y="7.281cm" svg:width="0.376cm" svg:height="1.189cm" draw:z-index="41"><draw:text-box><text:p text:style-name="Standard"/></draw:text-box></draw:frame><draw:line text:anchor-type="char" draw:z-index="42" draw:style-name="gr4" draw:text-style-name="P22" svg:x1="2.54cm" svg:y1="5.556cm" svg:x2="14.288cm" svg:y2="5.556cm"><text:p/></draw:line><draw:line text:anchor-type="char" draw:z-index="43" draw:style-name="gr4" draw:text-style-name="P22" svg:x1="8.573cm" svg:y1="5.071cm" svg:x2="8.573cm" svg:y2="6.024cm"><text:p/></draw:line><draw:line text:anchor-type="char" draw:z-index="44" draw:style-name="gr4" draw:text-style-name="P22" svg:x1="2.54cm" svg:y1="5.586cm" svg:x2="2.54cm" svg:y2="5.904cm"><text:p/></draw:line><draw:line text:anchor-type="char" draw:z-index="45" draw:style-name="gr4" draw:text-style-name="P22" svg:x1="14.288cm" svg:y1="5.586cm" svg:x2="14.288cm" svg:y2="5.904cm"><text:p/></draw:line><draw:line text:anchor-type="char" draw:z-index="46" draw:style-name="gr5" draw:text-style-name="P22" svg:x1="1.39cm" svg:y1="5.389cm" svg:x2="15.678cm" svg:y2="5.389cm"><text:p/></draw:line>Horizontales Prototyping</text:h>
      <text:p text:style-name="P4">Beim horizontalen Prototyping werden bereits alle Funktionen in einer stark vereinfachten Form implementiert. So werden zum Beispiel Funktionalitäten nur für ausgewählte Aufgabenstellungen bereitgestellt, ein Teil der Funktionen simuliert,..<text:line-break/><text:line-break/></text:p>
      <text:p text:style-name="P4"/>
      <text:p text:style-name="P4"/>
      <text:p text:style-name="P4"/>
      <text:p text:style-name="P4"/>
      <text:p text:style-name="P4"/>
      <text:p text:style-name="P4"/>
      <text:p text:style-name="P4"/>
      <text:p text:style-name="P4"/>
      <text:p text:style-name="P4"/>
      <text:p text:style-name="P13"/>
      <text:p text:style-name="P13"/>
      <text:h text:style-name="P20" text:outline-level="4"/>
      <text:h text:style-name="P21" text:outline-level="4">Diagonales Prototyping</text:h>
      <text:p text:style-name="P4">Falls mit Prototypen gearbeitet wird, die alle Funktionen umfassen, jedoch nur einige davon in weitgehend vollständiger Form, spricht man von diagonalem Prototyping.<text:line-break/></text:p>
      <text:p text:style-name="P4">Diese Form wird dann angewendet, wenn die vollständig implementierten Funktionen auch Rückschlüsse auf die <draw:frame draw:style-name="fr1" draw:name="Rahmen68" text:anchor-type="char" svg:x="1.575cm" svg:y="4.115cm" svg:width="1.93cm" svg:height="0.977cm" draw:z-index="47"><draw:text-box><text:p text:style-name="P1">F1</text:p></draw:text-box></draw:frame><draw:frame draw:style-name="fr1" draw:name="Rahmen67" text:anchor-type="char" svg:x="7.608cm" svg:y="4.115cm" svg:width="1.93cm" svg:height="0.977cm" draw:z-index="48"><draw:text-box><text:p text:style-name="P1">F2</text:p></draw:text-box></draw:frame><draw:frame draw:style-name="fr1" draw:name="Rahmen66" text:anchor-type="char" svg:x="13.323cm" svg:y="4.115cm" svg:width="1.93cm" svg:height="0.977cm" draw:z-index="49"><draw:text-box><text:p text:style-name="P1">F3</text:p></draw:text-box></draw:frame><draw:frame draw:style-name="fr1" draw:name="Rahmen65" text:anchor-type="char" svg:x="1.378cm" svg:y="5.385cm" svg:width="0.376cm" svg:height="1.189cm" draw:z-index="50"><draw:text-box><text:p text:style-name="Standard"/></draw:text-box></draw:frame><draw:frame draw:style-name="fr1" draw:name="Rahmen64" text:anchor-type="char" svg:x="2.013cm" svg:y="5.385cm" svg:width="0.376cm" svg:height="1.189cm" draw:z-index="51"><draw:text-box><text:p text:style-name="Standard"/></draw:text-box></draw:frame><draw:frame draw:style-name="fr1" draw:name="Rahmen63" text:anchor-type="char" svg:x="2.648cm" svg:y="5.385cm" svg:width="0.376cm" svg:height="1.189cm" draw:z-index="52"><draw:text-box><text:p text:style-name="Standard"/></draw:text-box></draw:frame><draw:frame draw:style-name="fr1" draw:name="Rahmen62" text:anchor-type="char" svg:x="3.283cm" svg:y="5.385cm" svg:width="0.376cm" svg:height="1.189cm" draw:z-index="53"><draw:text-box><text:p text:style-name="Standard"/></draw:text-box></draw:frame><draw:frame draw:style-name="fr1" draw:name="Rahmen61" text:anchor-type="char" svg:x="7.488cm" svg:y="5.385cm" svg:width="0.376cm" svg:height="1.189cm" draw:z-index="54"><draw:text-box><text:p text:style-name="Standard"/></draw:text-box></draw:frame><draw:frame draw:style-name="fr1" draw:name="Rahmen60" text:anchor-type="char" svg:x="8.123cm" svg:y="5.385cm" svg:width="0.376cm" svg:height="1.189cm" draw:z-index="55"><draw:text-box><text:p text:style-name="Standard"/></draw:text-box></draw:frame><draw:frame draw:style-name="fr1" draw:name="Rahmen59" text:anchor-type="char" svg:x="8.758cm" svg:y="5.385cm" svg:width="0.376cm" svg:height="1.189cm" draw:z-index="56"><draw:text-box><text:p text:style-name="Standard"/></draw:text-box></draw:frame><draw:frame draw:style-name="fr1" draw:name="Rahmen58" text:anchor-type="char" svg:x="9.393cm" svg:y="5.385cm" svg:width="0.376cm" svg:height="1.189cm" draw:z-index="57"><draw:text-box><text:p text:style-name="Standard"/></draw:text-box></draw:frame><draw:frame draw:style-name="fr1" draw:name="Rahmen57" text:anchor-type="char" svg:x="13.215cm" svg:y="5.385cm" svg:width="0.376cm" svg:height="1.189cm" draw:z-index="58"><draw:text-box><text:p text:style-name="Standard"/></draw:text-box></draw:frame><draw:frame draw:style-name="fr1" draw:name="Rahmen56" text:anchor-type="char" svg:x="13.85cm" svg:y="5.385cm" svg:width="0.376cm" svg:height="1.189cm" draw:z-index="59"><draw:text-box><text:p text:style-name="Standard"/></draw:text-box></draw:frame><draw:frame draw:style-name="fr1" draw:name="Rahmen55" text:anchor-type="char" svg:x="14.485cm" svg:y="5.385cm" svg:width="0.376cm" svg:height="1.189cm" draw:z-index="60"><draw:text-box><text:p text:style-name="Standard"/></draw:text-box></draw:frame><draw:frame draw:style-name="fr1" draw:name="Rahmen54" text:anchor-type="char" svg:x="15.12cm" svg:y="5.385cm" svg:width="0.376cm" svg:height="1.189cm" draw:z-index="61"><draw:text-box><text:p text:style-name="Standard"/></draw:text-box></draw:frame><draw:line text:anchor-type="char" draw:z-index="62" draw:style-name="gr4" draw:text-style-name="P22" svg:x1="2.54cm" svg:y1="3.66cm" svg:x2="14.288cm" svg:y2="3.66cm"><text:p/></draw:line><draw:line text:anchor-type="char" draw:z-index="63" draw:style-name="gr4" draw:text-style-name="P22" svg:x1="2.54cm" svg:y1="3.69cm" svg:x2="2.54cm" svg:y2="4.008cm"><text:p/></draw:line><draw:line text:anchor-type="char" draw:z-index="64" draw:style-name="gr4" draw:text-style-name="P22" svg:x1="14.288cm" svg:y1="3.69cm" svg:x2="14.288cm" svg:y2="4.008cm"><text:p/></draw:line>unvollständigen erlauben.</text:p>
      <text:p text:style-name="P14"><draw:g text:anchor-type="char" draw:z-index="66" draw:style-name="gr6"><draw:frame draw:style-name="gr7" draw:text-style-name="P23" svg:width="4.763cm" svg:height="0.953cm" svg:x="6.232cm" svg:y="0.424cm"><draw:text-box><text:p text:style-name="P23"><text:span text:style-name="T14">Funktion</text:span></text:p></draw:text-box></draw:frame><draw:frame draw:style-name="gr7" draw:text-style-name="P23" svg:width="1.906cm" svg:height="0.953cm" svg:x="1.787cm" svg:y="2.329cm"><draw:text-box><text:p text:style-name="P23"><text:span text:style-name="T14">F1</text:span></text:p></draw:text-box></draw:frame><draw:frame draw:style-name="gr7" draw:text-style-name="P23" svg:width="1.906cm" svg:height="0.953cm" svg:x="7.82cm" svg:y="2.329cm"><draw:text-box><text:p text:style-name="P23"><text:span text:style-name="T14">F2</text:span></text:p></draw:text-box></draw:frame><draw:frame draw:style-name="gr7" draw:text-style-name="P23" svg:width="1.906cm" svg:height="0.953cm" svg:x="13.535cm" svg:y="2.329cm"><draw:text-box><text:p text:style-name="P23"><text:span text:style-name="T14">F3</text:span></text:p></draw:text-box></draw:frame><draw:frame draw:style-name="gr7" draw:text-style-name="P24" svg:width="0.352cm" svg:height="1.165cm" svg:x="1.588cm" svg:y="3.599cm"><draw:text-box><text:p/></draw:text-box></draw:frame><draw:frame draw:style-name="gr8" draw:text-style-name="P24" svg:width="0.352cm" svg:height="1.165cm" svg:x="2.223cm" svg:y="3.599cm"><draw:text-box><text:p/></draw:text-box></draw:frame><draw:frame draw:style-name="gr8" draw:text-style-name="P24" svg:width="0.352cm" svg:height="1.165cm" svg:x="2.858cm" svg:y="3.599cm"><draw:text-box><text:p/></draw:text-box></draw:frame><draw:frame draw:style-name="gr8" draw:text-style-name="P24" svg:width="0.352cm" svg:height="1.165cm" svg:x="3.493cm" svg:y="3.599cm"><draw:text-box><text:p/></draw:text-box></draw:frame><draw:frame draw:style-name="gr8" draw:text-style-name="P24" svg:width="0.352cm" svg:height="1.165cm" svg:x="7.698cm" svg:y="3.599cm"><draw:text-box><text:p/></draw:text-box></draw:frame><draw:frame draw:style-name="gr7" draw:text-style-name="P24" svg:width="0.352cm" svg:height="1.165cm" svg:x="8.333cm" svg:y="3.599cm"><draw:text-box><text:p/></draw:text-box></draw:frame><draw:frame draw:style-name="gr8" draw:text-style-name="P24" svg:width="0.352cm" svg:height="1.165cm" svg:x="8.968cm" svg:y="3.599cm"><draw:text-box><text:p/></draw:text-box></draw:frame><draw:frame draw:style-name="gr8" draw:text-style-name="P24" svg:width="0.352cm" svg:height="1.165cm" svg:x="9.603cm" svg:y="3.599cm"><draw:text-box><text:p/></draw:text-box></draw:frame><draw:frame draw:style-name="gr8" draw:text-style-name="P24" svg:width="0.352cm" svg:height="1.165cm" svg:x="13.425cm" svg:y="3.599cm"><draw:text-box><text:p/></draw:text-box></draw:frame><draw:frame draw:style-name="gr8" draw:text-style-name="P24" svg:width="0.352cm" svg:height="1.165cm" svg:x="14.06cm" svg:y="3.599cm"><draw:text-box><text:p/></draw:text-box></draw:frame><draw:frame draw:style-name="gr8" draw:text-style-name="P24" svg:width="0.352cm" svg:height="1.165cm" svg:x="14.695cm" svg:y="3.599cm"><draw:text-box><text:p/></draw:text-box></draw:frame><draw:frame draw:style-name="gr7" draw:text-style-name="P24" svg:width="0.352cm" svg:height="1.165cm" svg:x="15.33cm" svg:y="3.599cm"><draw:text-box><text:p/></draw:text-box></draw:frame><draw:line draw:style-name="gr9" draw:text-style-name="P22" svg:x1="2.74cm" svg:y1="1.861cm" svg:x2="14.488cm" svg:y2="1.861cm"><text:p/></draw:line><draw:line draw:style-name="gr9" draw:text-style-name="P22" svg:x1="8.772cm" svg:y1="1.376cm" svg:x2="8.772cm" svg:y2="2.329cm"><text:p/></draw:line><draw:line draw:style-name="gr9" draw:text-style-name="P22" svg:x1="2.74cm" svg:y1="1.891cm" svg:x2="2.74cm" svg:y2="2.209cm"><text:p/></draw:line><draw:line draw:style-name="gr9" draw:text-style-name="P22" svg:x1="14.487cm" svg:y1="1.891cm" svg:x2="14.487cm" svg:y2="2.209cm"><text:p/></draw:line><draw:line draw:style-name="gr3" draw:text-style-name="P22" svg:x1="1.985cm" svg:y1="0.318cm" svg:x2="15.715cm" svg:y2="5.292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
      <text:p text:style-name="P15"/>
      <text:h text:style-name="P19" text:outline-level="3">Prototyp Entwicklung</text:h>
      <text:p text:style-name="P4"><text:span text:style-name="T5"><text:line-break/></text:span><text:span text:style-name="T9">Von Entscheidender Bedeutung für den Erfolg eines Prototyping-Ansatzes ist</text:span><text:span text:style-name="T8"> </text:span><text:span text:style-name="T9">ein möglichst geringer Zeit- und Kostenaufwand für die Prototyp-Entwicklung. </text:span></text:p>
      <text:p text:style-name="P4">Dies wird zum einen durch die Funktionsauswahl erreicht, zum anderen durch den Einsatz leistungsfähiger Prototyping-Tools, aber auch durch eine Vernachlässigung von Qualitätsanforderungen, die für das spätere Anwendungssystem natürlich zwingend sind.</text:p>
      <text:p text:style-name="P10"/>
      <text:p text:style-name="P4">Gefahren dabei: Ist die Qualität der zur Verfügung gestellten Prototypen zu hoch, verführt dies den Anwender leicht dazu, den Prototyp bereits als fertiges Anwendungssystem zu sehen, obgleich dieser noch erhebliche Schwächen aufweisen kann, die vielleicht erst bei seiner Wartung Probleme aufwerfen. Dem Entwickler wird es dann schwer fallen, den noch anfallenden Zeit- und Kostenaufwand zu rechtfertigen. <text:line-break/>Andererseits stoßen Prototypen, die eine zu geringe Qualität aufweisen, rasch auf Ablehnung, die sich bis auf das endgültige System übertragen kann und nicht selten zu erheblichen Akzeptanzschwierigkeiten führt. Der Entwickler sollte deshalb ein mittleres Qualitätsniveau anstreben und dafür Sorge tragen dass sich alle Projektbeteiligten über den Zweck des Prototyps im jeweiligen Zyklus im klaren sind.</text:p>
      <text:p text:style-name="P4"/>
      <text:h text:style-name="P19" text:outline-level="3">Prototyp-Auswertung</text:h>
      <text:p text:style-name="P4"><text:span text:style-name="T9">Für die Prototyp Auswertung sollte der größte Zeitbedarf eingeplant werden. De Arbeitsschritt wird von allen Projektbeteiligten gemeinsam bzw. in interdisziplinär besetzen Gruppen durchgeführt. Sowohl Entwickler als auch Anwender arbeiten mit dem verfügbaren Protoyp und lernen dabei die für sie jeweils relevanten Aspekte des Systems kennen.</text:span></text:p>
      <text:p text:style-name="P8">Dem Anwender werden bei der Arbeit mit dem Prototyp inkonsistente oder unvollständige Anforderungen plastisch vor Augen geführt. Er wird daraufhin Vorschläge zur Modifikationen, Verbesserung oder Verfeinerung des Prototyps machen, die vom Entwickler zunächst dokumentiert und anschließend in geeigneter Weise im Prototyp des nächsten Zyklus bzw. im fertigen System berücksichtigt werden müssen.</text:p>
      <text:p text:style-name="P8"/>
      <text:p text:style-name="P8">Zum Abschluss dieses Arbeitsschritts muss entschieden werden, ob ein weiterer Prototyping-Zyklus initiiert wird bzw. ob mit einer anderen Entwicklungsphase eines zugrunde liegenden Phasenmodells fortgefahren wird.</text:p>
      <text:p text:style-name="P4"/>
      <text:h text:style-name="P16" text:outline-level="2"/>
      <text:h text:style-name="P17" text:outline-level="2">Prototyping-Ansätze</text:h>
      <text:p text:style-name="P4"><text:span text:style-name="T9">Im folgenden werden drei grundlegende Ansätze vorgestellt, die sich vor allem in Bezug auf die Ziele des Prototyping unterscheiden:</text:span></text:p>
      <text:list xml:id="list42660686" text:style-name="WW8Num6">
        <text:list-item>
          <text:p text:style-name="P9">exploratives Prototyping</text:p>
        </text:list-item>
        <text:list-item>
          <text:p text:style-name="P9">experimentells Prototyping</text:p>
        </text:list-item>
        <text:list-item>
          <text:p text:style-name="P9">evolutionäres Prototyping</text:p>
        </text:list-item>
      </text:list>
      <text:p text:style-name="P15"/>
      <text:p text:style-name="P15"/>
      <text:h text:style-name="P19" text:outline-level="3">Exploratives Prototyping</text:h>
      <text:p text:style-name="P4"><text:span text:style-name="T9">Exploratives Protoyping wird während der Anforderungsanalyse und Systemspezifikation eingesetzt. Entwickler und Anwender versuchen gemeinsam, anhand des Prototypen eine möglichst vollständige Systemspezifikation zu erstellen. Der Prototyp sollte einfach änderbar sein, um verschiedene Lösungsansätze und Funktionalitäten „durchspielen“ zu können. Neben der Benutzeroberfläche wird auch die Dynamik des Systems modelliert und geprüft.</text:span></text:p>
      <text:p text:style-name="P8">Der Hauptvorteil des explorativen Protoyping liegt in der frühen (und damit kostengünstigen) Erkennung von Spezifikationsfehlern bzw. –problemen. Am dynamischen Verhalten des Modells kann der Anwender bereits früh seine Anforderungen validieren (prüfen, ob das System seinen wirklichen Bedarf abdecken wird). So werden im Vorhinein bereits mündlichen bzw. schriftlichen Sprach- und Kommunikationsprobleme, die sich zwischen Anwender und Entwickler bilden können, minimiert und eventuell daraus resultierende potentielle Fehlerquellen beseitigt.</text:p>
      <text:p text:style-name="P10">Die größten Gefahren bei dieser Art von Prototyping sind, dass der Prototyp zum Produkt weiterentwickelt wird oder der Anwender glauben könnte, dass der Prototyp bereits das fertige Produkt sei.</text:p>
      <text:p text:style-name="P10"/>
      <text:h text:style-name="P19" text:outline-level="3">Experimentelles Prototyping</text:h>
      <text:p text:style-name="P4"><text:span text:style-name="T9">Experimentelles Prototyping wird vorwiegend vom Entwickler selbst eingesetzt. Mit dem Modell soll hier die technische Umsetzbarkeit der Spezifikation untersucht werden. Die einzelnen Systemkomponenten sowie deren Schnittstellen werden nachgebildet, ihr Verhalten getestet. Damit werden die Qualität der Systemzerlegung sowie auch das Verhalten einzelner Module (z.B. hinsichtlich Performance) untersucht.</text:span></text:p>
      <text:p text:style-name="P8">Das experimentelle Prototyping unterstützt den System- und Komponentenentwurf.</text:p>
      <text:p text:style-name="P10"/>
      <text:h text:style-name="P19" text:outline-level="3">Evolutionäres Prototyping</text:h>
      <text:p text:style-name="P8">Beim evolutionären Prototyping wird das Modell während des gesamten Projektes weiterentwickelt und ergänzt, bis aus ihm schließlich das fertige Softwareprodukt geworden ist. Der evolutionäre erstellte Prototyp ist ein “vollständiger“ Prototyp, da er bereits alle Funktionen enthält, wenngleich auch oft in einer noch einfacheren Entwicklungsstufe. Es besteht daher keine klare Trennung zwischen Produkt und Prototyp, da frühere Formen des Prototypen bereits genutzt werden können.</text:p>
      <text:p text:style-name="P8"/>
      <text:p text:style-name="P8">Die Gefahr des evolutionären Prototyping liegt im permanenten Änderungsprozess, welcher eine einheitliche Systemkonzeption behindert; das Projektmanagement wird dadurch wesentlich erschwer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draw:stroke-dash draw:name="Dash_20_3" draw:display-name="Dash 3"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font-size-complex="14pt" style:font-weight-complex="bold"/>
    </style:style>
    <style:style style:name="WW8Num119z0" style:family="text">
      <style:text-properties style:font-name="Symbol"/>
    </style:style>
    <style:style style:name="WW8Num119z2" style:family="text">
      <style:text-properties style:font-name="Wingdings"/>
    </style:style>
    <style:style style:name="WW8Num119z4"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D RD</meta:initial-creator>
    <meta:creation-date>2010-03-21T22:54:36.58</meta:creation-date>
    <meta:document-statistic meta:table-count="0" meta:image-count="0" meta:object-count="0" meta:page-count="5" meta:paragraph-count="82" meta:word-count="1277" meta:character-count="10204"/>
    <dc:date>2010-03-21T23:03:06.87</dc:date>
    <dc:creator>RD RD</dc:creator>
    <meta:editing-duration>PT00H08M30S</meta:editing-duration>
    <meta:editing-cycles>1</meta:editing-cycles>
    <meta:generator>OpenOffice.org/3.1$Win32 OpenOffice.org_project/310m19$Build-9420</meta:generator>
  </office:meta>
</office:document-meta>
</file>